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Judul Buku: "CPP Lanjutan: Pemahaman Mendalam dan Pengembangan Lanjutan dalam Pemrograman C++"</text:p>
      <text:p text:style-name="Standard"/>
      <text:p text:style-name="Standard">Pendahuluan:</text:p>
      <text:p text:style-name="Standard">- Pengantar tentang pentingnya pemahaman mendalam dan pengembangan lanjutan dalam pemrograman C++</text:p>
      <text:p text:style-name="Standard">- Tinjauan singkat tentang konten buku "CPP Lanjutan: Penerapan Praktis dalam Pemrograman C++"</text:p>
      <text:p text:style-name="Standard"/>
      <text:p text:style-name="Standard">Bab 1: Pemrograman Generik dan Metaprogramming</text:p>
      <text:p text:style-name="Standard">1.1. Pemahaman mendalam tentang template dan generic programming</text:p>
      <text:p text:style-name="Standard">1.2. Metaprogramming dengan template</text:p>
      <text:p text:style-name="Standard">1.3. Penerapan teknik SFINAE (Substitution Failure Is Not An Error)</text:p>
      <text:p text:style-name="Standard">1.4. Pengenalan konsep variadic template</text:p>
      <text:p text:style-name="Standard">1.5. Pemrograman generik lanjutan dengan template metafunctions</text:p>
      <text:p text:style-name="Standard"/>
      <text:p text:style-name="Standard">Bab 2: Pemrograman Berorientasi Objek yang Lanjutan</text:p>
      <text:p text:style-name="Standard">2.1. Pemahaman mendalam tentang pewarisan, polimorfisme, dan encapsulation</text:p>
      <text:p text:style-name="Standard">2.2. Penerapan polimorfisme dinamis dengan dynamic_cast</text:p>
      <text:p text:style-name="Standard">2.3. Penerapan polimorfisme statis dengan CRTP (Curiously Recurring Template Pattern)</text:p>
      <text:p text:style-name="Standard">2.4. Pemrograman dengan smart pointers yang lebih lanjut</text:p>
      <text:p text:style-name="Standard">2.5. Penggunaan RAII (Resource Acquisition Is Initialization) dan idiom penerusan</text:p>
      <text:p text:style-name="Standard"/>
      <text:p text:style-name="Standard">Bab 3: Metode Optimalisasi Kode</text:p>
      <text:p text:style-name="Standard">3.1. Pemahaman tentang optimisasi kinerja pada level kode C++</text:p>
      <text:p text:style-name="Standard">3.2. Penggunaan alat profiling dan analisis kode untuk mengidentifikasi bottleneck</text:p>
      <text:p text:style-name="Standard">3.3. Metode pengoptimalan kode yang canggih, seperti inlining, loop unrolling, dan constant folding</text:p>
      <text:p text:style-name="Standard">3.4. Pemrograman dengan SIMD (Single Instruction, Multiple Data) untuk kinerja yang lebih tinggi</text:p>
      <text:p text:style-name="Standard"/>
      <text:p text:style-name="Standard">Bab 4: Pemrograman Paralel dan Concurrent</text:p>
      <text:p text:style-name="Standard">4.1. Pemahaman mendalam tentang multithreading dan concurrency</text:p>
      <text:p text:style-name="Standard">4.2. Pemrograman dengan std::thread, std::mutex, dan std::condition_variable</text:p>
      <text:p text:style-name="Standard">4.3. Pengoptimalan performa melalui concurrency-aware data structures</text:p>
      <text:p text:style-name="Standard">4.4. Pemrograman paralel dengan menggunakan parallel algorithms dan parallel containers</text:p>
      <text:p text:style-name="Standard">4.5. Penerapan lock-free programming dan wait-free programming</text:p>
      <text:p text:style-name="Standard"/>
      <text:p text:style-name="Standard">Bab 5: Pemrograman dengan Pustaka C++ Modern</text:p>
      <text:p text:style-name="Standard">5.1. Pemahaman lebih lanjut tentang pustaka standar C++</text:p>
      <text:p text:style-name="Standard">5.2. Pemrograman dengan C++17 dan fitur-fitur baru yang diperkenalkan</text:p>
      <text:p text:style-name="Standard">5.3. Pemrograman dengan Ranges Library</text:p>
      <text:p text:style-name="Standard">5.4. Pemrograman dengan C++20 dan fitur-fitur terbaru</text:p>
      <text:p text:style-name="Standard"/>
      <text:p text:style-name="Standard">Bab 6: Pemrograman dengan Pustaka Eksternal Lanjutan</text:p>
      <text:p text:style-name="Standard">6.1. Pemahaman mendalam tentang integrasi dan penggunaan pustaka eksternal</text:p>
      <text:p text:style-name="Standard">6.2. Pemrograman dengan pustaka eksternal yang kompleks, seperti Boost dan Qt</text:p>
      <text:p text:style-name="Standard">6.3. Menerapkan unit testing, debugging, dan dokumentasi pada pengembangan pustaka eksternal</text:p>
      <text:p text:style-name="Standard"/>
      <text:p text:style-name="Standard">Bab 7: Pemrograman Tingkat Rendah dengan C++</text:p>
      <text:p text:style-name="Standard">7.1. Pemahaman mendalam tentang akses ke memori dan operasi bitwise</text:p>
      <text:p text:style-name="Standard">7.2. Pemrograman</text:p>
      <text:p text:style-name="Standard"><text:soft-page-break/></text:p>
      <text:p text:style-name="Standard"><text:s/>dengan assembly inline dan pemanggilan Fungsi dari bahasa pemrograman tingkat rendah</text:p>
      <text:p text:style-name="Standard">7.3. Penerapan kode yang efisien dengan pemrograman rendah tingkat, seperti penggunaan intrinsik</text:p>
      <text:p text:style-name="Standard"/>
      <text:p text:style-name="Standard">Penutup:</text:p>
      <text:p text:style-name="Standard">- Ringkasan dan tinjauan kembali konsep-konsep yang telah dipelajari dalam buku ini</text:p>
      <text:p text:style-name="Standard">- Saran untuk pengembangan lebih lanjut dalam pemrograman C++ dan eksplorasi topik-topik yang lebih dalam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B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10:09:33.656470823</meta:creation-date>
    <dc:date>2023-06-11T10:10:10.547942698</dc:date>
    <meta:editing-duration>PT40S</meta:editing-duration>
    <meta:editing-cycles>1</meta:editing-cycles>
    <meta:document-statistic meta:table-count="0" meta:image-count="0" meta:object-count="0" meta:page-count="2" meta:paragraph-count="44" meta:word-count="365" meta:character-count="2839" meta:non-whitespace-character-count="2517"/>
    <meta:generator>LibreOffice/7.2.7.2$Linux_X86_64 LibreOffice_project/20$Build-2</meta:generator>
  </office:meta>
</office:document-meta>
</file>